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Hack" svg:font-family="Hack" style:font-pitch="fixed"/>
    <style:font-face style:name="Noto Sans" svg:font-family="'Noto Sans'" style:font-family-generic="swiss" style:font-pitch="variable"/>
    <style:font-face style:name="Noto Sans1" svg:font-family="'Noto Sans'" style:font-family-generic="system" style:font-pitch="variable"/>
    <style:font-face style:name="Noto Serif" svg:font-family="'Noto Serif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Hack" fo:font-size="10pt" fo:font-weight="bold" officeooo:rsid="000f4785" officeooo:paragraph-rsid="000f4785" style:font-size-asian="8.75pt" style:font-weight-asian="bold" style:font-size-complex="10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Hack" fo:font-size="6pt" fo:font-weight="normal" officeooo:rsid="000f4785" officeooo:paragraph-rsid="000f4785" style:font-size-asian="6pt" style:font-weight-asian="normal" style:font-size-complex="6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ИСХОДНЫЙ КОД</text:p>
      <text:p text:style-name="P2">\documentclass{article}</text:p>
      <text:p text:style-name="P2">\usepackage[T2A]{fontenc}</text:p>
      <text:p text:style-name="P2">\usepackage{amssymb,amsmath}</text:p>
      <text:p text:style-name="P2">\usepackage[left=0.80cm, right=1.00cm, top=0.50cm, bottom=0.50cm]{geometry} %способ ручной установки полей</text:p>
      <text:p text:style-name="P2"/>
      <text:p text:style-name="P2">\begin{document}</text:p>
      <text:p text:style-name="P2"/>
      <text:p text:style-name="P2">\thispagestyle{empty}</text:p>
      <text:p text:style-name="P2">\newgeometry{top=1.5cm, bottom=1.5cm}</text:p>
      <text:p text:style-name="P2"/>
      <text:p text:style-name="P2">\begin{center}</text:p>
      <text:p text:style-name="P2"><text:s text:c="4"/>\subsection*{\newline\newline\newline\newline}</text:p>
      <text:p text:style-name="P2"><text:s text:c="4"/>\subsection*{Липецкий государственный технический университет}</text:p>
      <text:p text:style-name="P2"><text:s text:c="4"/>\vspace{5mm}</text:p>
      <text:p text:style-name="P2"><text:s text:c="4"/>\subsubsection*{Факультет автоматизации и информатики}</text:p>
      <text:p text:style-name="P2"><text:s text:c="4"/>\subsubsection*{Кафедра автоматизированных систем управления}</text:p>
      <text:p text:style-name="P2"><text:s text:c="4"/></text:p>
      <text:p text:style-name="P2"><text:s text:c="4"/>\vspace{5mm}</text:p>
      <text:p text:style-name="P2"><text:s text:c="4"/>\Large ЛАБОРАТОРНАЯ РАБОТА №7</text:p>
      <text:p text:style-name="P2"><text:s text:c="4"/></text:p>
      <text:p text:style-name="P2"><text:s text:c="4"/>\vspace{5mm}</text:p>
      <text:p text:style-name="P2"><text:s text:c="4"/>\large{Создание математических формул в \LaTeX. Создание указателей, библиоргафических списков и оглавлений.}</text:p>
      <text:p text:style-name="P2">\end{center}</text:p>
      <text:p text:style-name="P2"/>
      <text:p text:style-name="P2">\vspace{55mm}</text:p>
      <text:p text:style-name="P2"/>
      <text:p text:style-name="P2">\begin{flushleft}</text:p>
      <text:p text:style-name="P2"><text:s text:c="4"/>Студент \hfill Первушин Е.А. \newline </text:p>
      <text:p text:style-name="P2"><text:s text:c="4"/>Группа \hfill ПМ-23-2 \newline\newline\newline</text:p>
      <text:p text:style-name="P2"><text:s text:c="4"/>Руководитель \hfill Седых Ю.И.</text:p>
      <text:p text:style-name="P2">\end{flushleft}</text:p>
      <text:p text:style-name="P2"/>
      <text:p text:style-name="P2">\vfill \begin{center} Липецк 2023 \end{center}</text:p>
      <text:p text:style-name="P2"/>
      <text:p text:style-name="P2">\newpage</text:p>
      <text:p text:style-name="P2">\begin{center} \section*{Интегрирование функций} \end{center}</text:p>
      <text:p text:style-name="P2">\vspace{5mm}</text:p>
      <text:p text:style-name="P2"/>
      <text:p text:style-name="P2">\begin{flushleft}</text:p>
      <text:p text:style-name="P2"><text:s text:c="4"/>\large{\textbf{12.}} \Large $\lg{(x-1)}-\frac{1}{2}\lg{(x^2+2x+2)}$. \\ \vspace{0.3cm}</text:p>
      <text:p text:style-name="P2"><text:s text:c="4"/>\large{\textbf{13.}} \Large $\frac{1}{8}\log{\frac{x-1}{x+1}}-\frac{1}{4\sqrt{3}}\arctan{\frac{x}{\sqrt{3}}}$. \\ \vspace{0.3cm}</text:p>
      <text:p text:style-name="P2"><text:s text:c="4"/>\large{\textbf{14.}} \Large $\frac{1}{4\sqrt{2}}\log{\frac{x^2+x\sqrt{2}+1}{x^2-x\sqrt{2}+1}}+\frac{1}{2\sqrt{2}}\arctan{\frac{x\sqrt{2}}{1-x^2}}$. \\ \vspace{0.3cm}</text:p>
      <text:p text:style-name="P2"><text:s text:c="4"/>\large{\textbf{15.}} \Large $\frac{3}{8}\log{\frac{x^2+x+2}{x^2-x+2}}-\frac{1}{4\sqrt{7}}\arctan{\frac{x\sqrt{7}}{2-x^2}}$ \\ \vspace{0.3cm}</text:p>
      <text:p text:style-name="P2"><text:s text:c="4"/>\large{\textbf{16.}} \Large$-\frac{4x-3}{2(x-1)^2}+\log{\frac{x-1}{\sqrt{1+x^2}}}-\arctan{x}$. \\ \vspace{0.3cm}</text:p>
      <text:p text:style-name="P2"><text:s text:c="4"/>\large{\textbf{17.}} \Large$\frac{2}{2x-1}-\frac{1}{x}$. \hspace{3cm}</text:p>
      <text:p text:style-name="P2"><text:s text:c="4"/>\large{\textbf{18.}} \Large $-\frac{1}{x}-\frac{3}{x+1}$. \\ \vspace{0.3cm}</text:p>
      <text:p text:style-name="P2"><text:s text:c="4"/>\large{\textbf{19.}} \Large $\frac{3}{8}\log{(x-1)}-\frac{1}{5}\log{(x-2)}+\frac{7}{12}\log{(x-3)}+\frac{29}{120}\log{(x+3)}$. \\ \vspace{0.3cm}</text:p>
      <text:p text:style-name="P2"><text:s text:c="4"/>\large{\textbf{20.}} \Large$\frac{1}{12}\log{\frac{x^3-3x+3}{x^2+3x+3}}+\frac{1}{2\sqrt{3}}\arctan{\frac{x\sqrt{3}}{3-x^2}}$. \\ \vspace{0.3cm}</text:p>
      <text:p text:style-name="P2"><text:s text:c="4"/>\large{\textbf{21.}} \Large $\frac{1}{2}*\frac{1}{x-1}+\frac{1}{2}\arctan{(x-2)}$. \\ \vspace{0.3cm}</text:p>
      <text:p text:style-name="P2"><text:s text:c="4"/>\large{\textbf{22.}} \Large $\frac{-1}{x+1}-\frac{1}{2}\log{(x+1)}+\frac{1}{4}\log{(x^2+2x+3)}$. \\ \vspace{0.3cm}</text:p>
      <text:p text:style-name="P2"><text:s text:c="4"/>\large{\textbf{23.}} \Large $-\frac{11x^2-18x+13}{3(x-1)(x^2-x+1)}+\log{(x-1)}-\frac{1}{2}\log{(x^2-x+1)} - \frac{25}{3\sqrt{3}}\arctan{\frac{2x-1}{\sqrt{3}}}$. \\ \vspace{0.3cm}</text:p>
      <text:p text:style-name="P2"><text:s text:c="4"/>\large{\textbf{24.}} \Large $\frac{1}{3}\arctan{x}+\frac{1}{4\sqrt{3}}\log{\frac{x^2+x\sqrt{3}+1}{x^2-x\sqrt{3}+1}}+\frac{1}{6}\arctan{\frac{x}{1-x^2}}$. \\ \vspace{0.3cm}</text:p>
      <text:p text:style-name="P2"><text:s text:c="4"/>\large{\textbf{25.}} \Large $\frac{1}{8}\log{\frac{1+x}{1-x}}+\frac{1}{4}\arctan{x}+\frac{1}{8\sqrt{2}}\log{\frac{x^2+x\sqrt{2}+1}{x^2-x\sqrt{2}+1}}+\frac{1}{4\sqrt{2}}\arctan\frac{x\sqrt{2}}{1-x^2}$. \\ \vspace{0.3cm}</text:p>
      <text:p text:style-name="P2"><text:s text:c="4"/>\large{\textbf{26.}} \Large $\frac{x^2-2}{(3x^2-x+1)}+\frac{2}{3\sqrt{3}}\arctan{\frac{2x-1}{\sqrt{3}}}$. \\ \vspace{0.3cm}</text:p>
      <text:p text:style-name="P2">\end{flushleft}</text:p>
      <text:p text:style-name="P2"/>
      <text:p text:style-name="P2">\newpage</text:p>
      <text:p text:style-name="P2">\begin{center} \section*{Библиографический список} \end{center}</text:p>
      <text:p text:style-name="P2">\vspace{5mm}</text:p>
      <text:p text:style-name="P2"/>
      <text:p text:style-name="P2">\Large</text:p>
      <text:p text:style-name="P2">\begin{itemize}</text:p>
      <text:p text:style-name="P2"><text:s text:c="4"/>\item &lt;&lt;Principia Mathematica&gt;&gt; by Alfred North Whitehead and Bertrand Russell, 1910-1913 \vspace{3mm}</text:p>
      <text:p text:style-name="P2"><text:s text:c="4"/>\item &lt;&lt;Differential and Integral Calculus&gt;&gt; by Georg Friedrich Bernhard Riemann, 1854 \vspace{3mm}</text:p>
      <text:p text:style-name="P2"><text:s text:c="4"/>\item &lt;&lt;The Art of Computer Programming&gt;&gt; by Donald E. Knuth, 1968-2019 \vspace{3mm}</text:p>
      <text:p text:style-name="P2"><text:s text:c="4"/>\item &lt;&lt;Algebra: Rings, Modules, and Categories&gt;&gt; by Charles A. Weibel, 1994 \vspace{3mm}</text:p>
      <text:p text:style-name="P2"><text:s text:c="4"/>\item &lt;&lt;Manifold Theory&gt;&gt; by Simon Donaldson and Stanley Schoen, 1982 \vspace{3mm}</text:p>
      <text:p text:style-name="P2">\end{itemize}</text:p>
      <text:p text:style-name="P2"/>
      <text:p text:style-name="P2">\newpage</text:p>
      <text:p text:style-name="P2">\begin{center} \section*{Предметный указатель} \end{center}</text:p>
      <text:p text:style-name="P2">\vspace{5mm}</text:p>
      <text:p text:style-name="P2"/>
      <text:p text:style-name="P2">\begin{description}</text:p>
      <text:p text:style-name="P2"><text:s text:c="4"/>\item[Страницы 2] Задачи по теме: интегрирование функций</text:p>
      <text:p text:style-name="P2"><text:s text:c="4"/>\item[Страница 3] Библиографический список </text:p>
      <text:p text:style-name="P2"><text:s text:c="4"/>\item[Страница 4] Предметный указатель </text:p>
      <text:p text:style-name="P2">\end{description}</text:p>
      <text:p text:style-name="P2"/>
      <text:p text:style-name="P2"/>
      <text:p text:style-name="P2"/>
      <text:p text:style-name="P2">\end{document}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Hack" svg:font-family="Hack" style:font-pitch="fixed"/>
    <style:font-face style:name="Noto Sans" svg:font-family="'Noto Sans'" style:font-family-generic="swiss" style:font-pitch="variable"/>
    <style:font-face style:name="Noto Sans1" svg:font-family="'Noto Sans'" style:font-family-generic="system" style:font-pitch="variable"/>
    <style:font-face style:name="Noto Serif" svg:font-family="'Noto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Noto Serif" fo:font-size="12pt" fo:language="ru" fo:country="RU" style:letter-kerning="true" style:font-name-asian="Noto Sans1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Noto Serif" fo:font-size="12pt" fo:language="ru" fo:country="RU" style:letter-kerning="true" style:font-name-asian="Noto Sans1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Noto Sans" fo:font-family="'Noto Sans'" style:font-family-generic="swiss" style:font-pitch="variable" fo:font-size="14pt" style:font-name-asian="Noto Sans1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3T17:30:37.819207034</meta:creation-date>
    <dc:date>2023-12-03T17:34:17.951220579</dc:date>
    <meta:editing-duration>PT3M40S</meta:editing-duration>
    <meta:editing-cycles>1</meta:editing-cycles>
    <meta:document-statistic meta:table-count="0" meta:image-count="0" meta:object-count="0" meta:page-count="1" meta:paragraph-count="68" meta:word-count="244" meta:character-count="3963" meta:non-whitespace-character-count="3634"/>
    <meta:generator>LibreOffice/7.6.3.2$Linux_X86_64 LibreOffice_project/60$Build-2</meta:generator>
  </office:meta>
</office:document-meta>
</file>